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erto Jerusalem" svg:font-family="'Serto Jerusalem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5906" officeooo:paragraph-rsid="00115906"/>
    </style:style>
    <style:style style:name="P2" style:family="paragraph" style:parent-style-name="Standard">
      <style:paragraph-properties fo:text-align="center" style:justify-single-word="false"/>
      <style:text-properties style:font-name="Droid Serif" fo:font-size="24pt" fo:font-weight="bold" officeooo:rsid="00115906" officeooo:paragraph-rsid="00115906" style:font-size-asian="24pt" style:font-weight-asian="bold" style:font-size-complex="24pt" style:font-weight-complex="bold"/>
    </style:style>
    <style:style style:name="P3" style:family="paragraph" style:parent-style-name="Standard">
      <style:text-properties style:font-name="Droid Serif" officeooo:rsid="00115906" officeooo:paragraph-rsid="00115906"/>
    </style:style>
    <style:style style:name="P4" style:family="paragraph" style:parent-style-name="Standard">
      <style:text-properties style:font-name="Droid Serif" officeooo:rsid="00117085" officeooo:paragraph-rsid="00117085"/>
    </style:style>
    <style:style style:name="P5" style:family="paragraph" style:parent-style-name="Standard" style:list-style-name="L1">
      <style:text-properties style:font-name="Droid Serif" officeooo:paragraph-rsid="00115906"/>
    </style:style>
    <style:style style:name="P6" style:family="paragraph" style:parent-style-name="Standard">
      <style:text-properties style:font-name="Droid Serif" officeooo:paragraph-rsid="00115906"/>
    </style:style>
    <style:style style:name="P7" style:family="paragraph" style:parent-style-name="Standard" style:list-style-name="L2">
      <style:text-properties style:font-name="Droid Serif" officeooo:rsid="0012335b" officeooo:paragraph-rsid="0012335b"/>
    </style:style>
    <style:style style:name="P8" style:family="paragraph" style:parent-style-name="Standard">
      <style:text-properties style:font-name="Droid Serif" officeooo:rsid="0012335b" officeooo:paragraph-rsid="0012335b"/>
    </style:style>
    <style:style style:name="P9" style:family="paragraph" style:parent-style-name="Standard">
      <style:text-properties style:font-name="Droid Serif" officeooo:paragraph-rsid="001390bd"/>
    </style:style>
    <style:style style:name="P10" style:family="paragraph" style:parent-style-name="Standard">
      <style:text-properties style:font-name="Droid Serif" officeooo:rsid="001390bd" officeooo:paragraph-rsid="001390bd"/>
    </style:style>
    <style:style style:name="P11" style:family="paragraph" style:parent-style-name="Standard">
      <style:text-properties style:font-name="Droid Serif" officeooo:rsid="00145a5b" officeooo:paragraph-rsid="00145a5b"/>
    </style:style>
    <style:style style:name="P12" style:family="paragraph" style:parent-style-name="Standard">
      <style:text-properties style:font-name="Droid Serif" officeooo:rsid="00145a5b" officeooo:paragraph-rsid="00149f66"/>
    </style:style>
    <style:style style:name="P13" style:family="paragraph" style:parent-style-name="Standard">
      <style:text-properties style:font-name="Droid Serif" officeooo:rsid="00149f66" officeooo:paragraph-rsid="00149f66"/>
    </style:style>
    <style:style style:name="P14" style:family="paragraph" style:parent-style-name="Standard">
      <style:text-properties style:font-name="Droid Serif" officeooo:rsid="00149f66" officeooo:paragraph-rsid="0015e266"/>
    </style:style>
    <style:style style:name="P15" style:family="paragraph" style:parent-style-name="Standard">
      <style:text-properties style:font-name="Droid Serif" fo:font-size="18pt" fo:font-weight="bold" officeooo:rsid="00115906" officeooo:paragraph-rsid="00115906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Droid Serif" fo:font-size="14pt" fo:font-weight="bold" officeooo:rsid="00117085" officeooo:paragraph-rsid="00117085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Droid Serif" fo:font-size="14pt" fo:font-weight="bold" officeooo:paragraph-rsid="001390b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Droid Serif" officeooo:rsid="0015e266" officeooo:paragraph-rsid="0015e266"/>
    </style:style>
    <style:style style:name="P19" style:family="paragraph" style:parent-style-name="Standard">
      <style:text-properties style:font-name="Droid Serif" officeooo:rsid="00164fb4" officeooo:paragraph-rsid="00164fb4"/>
    </style:style>
    <style:style style:name="T1" style:family="text">
      <style:text-properties officeooo:rsid="00115906"/>
    </style:style>
    <style:style style:name="T2" style:family="text">
      <style:text-properties officeooo:rsid="001390bd"/>
    </style:style>
    <style:style style:name="T3" style:family="text">
      <style:text-properties style:text-underline-style="solid" style:text-underline-width="auto" style:text-underline-color="font-color" officeooo:rsid="001390bd"/>
    </style:style>
    <style:style style:name="T4" style:family="text">
      <style:text-properties officeooo:rsid="0015e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UM LABS IDI:</text:p>
      <text:p text:style-name="P1"/>
      <text:p text:style-name="P15">OPEN GL:</text:p>
      <text:p text:style-name="P3"/>
      <text:p text:style-name="P16">Conceptes:</text:p>
      <text:p text:style-name="P4"/>
      <text:list xml:id="list4737368801807640151" text:style-name="L1">
        <text:list-item>
          <text:p text:style-name="P5"><text:span text:style-name="T1">VAO: Vertex Array Object.</text:span></text:p>
        </text:list-item>
        <text:list-item>
          <text:p text:style-name="P5"><text:span text:style-name="T1">VBO: Vertex Buffer Object.</text:span></text:p>
        </text:list-item>
      </text:list>
      <text:p text:style-name="P6"/>
      <text:p text:style-name="P16"><text:span text:style-name="T1">C</text:span>ompilació:</text:p>
      <text:p text:style-name="P4"/>
      <text:list xml:id="list9137115492820561076" text:style-name="L2">
        <text:list-item>
          <text:p text:style-name="P7">executar comanda #qmake-qt5</text:p>
        </text:list-item>
        <text:list-item>
          <text:p text:style-name="P7">executar ls comanda #make</text:p>
        </text:list-item>
        <text:list-item>
          <text:p text:style-name="P7">executar la comanda #./nom_executable</text:p>
        </text:list-item>
      </text:list>
      <text:p text:style-name="P8"/>
      <text:p text:style-name="P17"><text:span text:style-name="T2">Blocs:</text:span></text:p>
      <text:p text:style-name="P17"/>
      <text:p text:style-name="P9"><text:span text:style-name="T3">Bloc1:</text:span></text:p>
      <text:p text:style-name="P10"><text:span text:style-name="T2">N</text:span>omés ens caldrà tocar el MyGLWidget.h I el MyGLWidget.cpp</text:p>
      <text:p text:style-name="P9"/>
      <text:p text:style-name="P9"><text:span text:style-name="T2"><text:tab/>Sessió1:</text:span></text:p>
      <text:p text:style-name="P9"><text:span text:style-name="T2"><text:tab/><text:tab/>Ex1:</text:span></text:p>
      <text:p text:style-name="P10"/>
      <text:p text:style-name="P11">Per canviar les coordenades del vertex es tant fàcil com anar a MyGLWidget.cpp, en el lloc on es declara la variable vertices, I modificar les coordenades d'algun d'aquests vertex (o tots XD).</text:p>
      <text:p text:style-name="P11"/>
      <text:p text:style-name="P11"><text:span text:style-name="T2"><text:tab/><text:tab/>E</text:span>x2:</text:p>
      <text:p text:style-name="P11"><text:tab/></text:p>
      <text:p text:style-name="P13">En tots dos casos, només haurem de tocar el fitxer de MyGLWidget.cpp.</text:p>
      <text:p text:style-name="P13"/>
      <text:p text:style-name="P13">Amb dos triangles: glDrawArrays(GL_TRIANGLES, 0, 3); aquesta comanda ens indica que cada tres vertex tefinits (de la forma que hem modificat anteriorment) tindrem un triangle, per tant el numero 6 d'aquesta comanda indica el nombre de vertex que declararem en el nostre array. L'unic que caldrà fer es canviar el nombre de vertex a 6 I decalrar els 3 vertex nous per poder crear el triangle.</text:p>
      <text:p text:style-name="P13"/>
      <text:p text:style-name="P14">Amb Triangle_strip: <text:span text:style-name="T4">cal canviar la comanda anomenada anteriorment per la següent, </text:span>glDrawArrays(GL_TRIANGLE_<text:span text:style-name="T4">STRIP</text:span>, 0, <text:span text:style-name="T4">4</text:span>); <text:span text:style-name="T4">per dir que declararem 4 vertex. A diferencia del anterior, els tres primers vertex serveixen per crear un sol triangle, pero el 4 veertex (I els següents), agafaran els dos vertex declarats anteriorment I et formaran un nou triangle. Et permet crear més ràpid la teva figura.</text:span></text:p>
      <text:p text:style-name="P14"/>
      <text:p text:style-name="P14"/>
      <text:p text:style-name="P14"/>
      <text:p text:style-name="P14"/>
      <text:p text:style-name="P14"><text:soft-page-break/><text:tab/><text:tab/><text:span text:style-name="T4">Ex3:</text:span></text:p>
      <text:p text:style-name="P14"/>
      <text:p text:style-name="P18">En aquest exercisi, és igual que l'anterior, amb la diferencia que hem d'afegir un vertex més per pode4r pintar la caseta. I si, de la forma que ho he fet jo, és seguint la metodologia del TRIANGLE_STRIP.</text:p>
      <text:p text:style-name="P18"/>
      <text:p text:style-name="P18"><text:tab/><text:tab/>Ex4:</text:p>
      <text:p text:style-name="P19">En aquest exercisi, si que haurem de modificar el MyGLWidget.h, ja que al haver de fer dos figures separades, cadascuna delles necessitarà un VBO I VAO propis. Per tant, primer que res s'han de declarar tant un VAO nou com un VBO nou.</text:p>
      <text:p text:style-name="P19">Seguidament, a la funció de crear buffers es duplicarà el codi, pero aquesta vegada amb els VAO I VBO que hem declarat anteriorment. (canvieu el vertex de la segona figura per a que la pogueu dferenciar). Finalment, a la funcio paintGL, dupliqueu les ultimes tres funcions, pero especifivcant la nova figura.</text:p>
      <text:p text:style-name="P11"/>
      <text:p text:style-name="P12"><text:span text:style-name="T2"><text:tab/>Sessió2:</text:span></text:p>
      <text:p text:style-name="P12"><text:span text:style-name="T2"><text:tab/>Sessió3:</text:span></text:p>
      <text:p text:style-name="P3"/>
      <text:p text:style-name="P3"/>
      <text:p text:style-name="P3">Q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Serto Jerusalem" svg:font-family="'Serto Jerusalem'" style:font-pitch="variable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1:04:52.881175647</meta:creation-date>
    <dc:date>2016-11-19T12:26:03.212188075</dc:date>
    <meta:editing-duration>PT33M</meta:editing-duration>
    <meta:editing-cycles>4</meta:editing-cycles>
    <meta:generator>LibreOffice/5.0.6.3$Linux_X86_64 LibreOffice_project/00m0$Build-3</meta:generator>
    <meta:document-statistic meta:table-count="0" meta:image-count="0" meta:object-count="0" meta:page-count="2" meta:paragraph-count="28" meta:word-count="352" meta:character-count="2112" meta:non-whitespace-character-count="1780"/>
  </office:meta>
</office:document-meta>
</file>